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73in"/>
    </style:style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1.586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fo" table:style-name="ta1" table:print="false">
        <table:table-column table:style-name="co1" table:default-cell-style-name="Default"/>
        <table:table-row table:style-name="ro1">
          <table:table-cell office:value-type="string">
            <text:p>The data are in emission ratio format for the selected compounds for synthetic samples and the FLAME 4 data</text:p>
          </table:table-cell>
        </table:table-row>
        <table:table-row table:style-name="ro1">
          <table:table-cell office:value-type="string">
            <text:p>The complete FLAME 4 data can be found in the supplement of:</text:p>
          </table:table-cell>
        </table:table-row>
        <table:table-row table:style-name="ro1">
          <table:table-cell office:value-type="string">
            <text:p>https://acp.copernicus.org/articles/15/1865/2015/</text:p>
          </table:table-cell>
        </table:table-row>
      </table:table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Sample</text:p>
          </table:table-cell>
          <table:table-cell office:value-type="string">
            <text:p>tricyclene</text:p>
          </table:table-cell>
          <table:table-cell office:value-type="string">
            <text:p>camphene</text:p>
          </table:table-cell>
          <table:table-cell office:value-type="string">
            <text:p>beta-pinene</text:p>
          </table:table-cell>
          <table:table-cell office:value-type="string">
            <text:p>3-carene</text:p>
          </table:table-cell>
          <table:table-cell office:value-type="string">
            <text:p>bornyl acetate</text:p>
          </table:table-cell>
        </table:table-row>
        <table:table-row table:style-name="ro1">
          <table:table-cell office:value-type="string">
            <text:p>90_Fir_10_spruce</text:p>
          </table:table-cell>
          <table:table-cell office:value-type="float" office:value="0.0001601127">
            <text:p>0.0001601127</text:p>
          </table:table-cell>
          <table:table-cell office:value-type="float" office:value="0.0004972187">
            <text:p>0.0004972187</text:p>
          </table:table-cell>
          <table:table-cell office:value-type="string">
            <text:p>9.66446612009919e-05</text:p>
          </table:table-cell>
          <table:table-cell office:value-type="string">
            <text:p>1.42107269816653e-05</text:p>
          </table:table-cell>
          <table:table-cell office:value-type="float" office:value="0.0002682235">
            <text:p>0.0002682235</text:p>
          </table:table-cell>
        </table:table-row>
        <table:table-row table:style-name="ro1">
          <table:table-cell office:value-type="string">
            <text:p>90_Pine_10_spruce</text:p>
          </table:table-cell>
          <table:table-cell office:value-type="string">
            <text:p>5.15e-06</text:p>
          </table:table-cell>
          <table:table-cell office:value-type="string">
            <text:p>2.78e-05</text:p>
          </table:table-cell>
          <table:table-cell office:value-type="float" office:value="0.000214149">
            <text:p>0.000214149</text:p>
          </table:table-cell>
          <table:table-cell office:value-type="float" office:value="0.0001590141">
            <text:p>0.0001590141</text:p>
          </table:table-cell>
          <table:table-cell office:value-type="string">
            <text:p>8.51e-06</text:p>
          </table:table-cell>
        </table:table-row>
        <table:table-row table:style-name="ro1">
          <table:table-cell office:value-type="string">
            <text:p>60_Pine_40_spruce</text:p>
          </table:table-cell>
          <table:table-cell office:value-type="string">
            <text:p>1.0428e-05</text:p>
          </table:table-cell>
          <table:table-cell office:value-type="string">
            <text:p>5.318e-05</text:p>
          </table:table-cell>
          <table:table-cell office:value-type="float" office:value="0.0001494662">
            <text:p>0.0001494662</text:p>
          </table:table-cell>
          <table:table-cell office:value-type="float" office:value="0.0001210451">
            <text:p>0.0001210451</text:p>
          </table:table-cell>
          <table:table-cell office:value-type="string">
            <text:p>1.5004e-05</text:p>
          </table:table-cell>
        </table:table-row>
        <table:table-row table:style-name="ro1">
          <table:table-cell office:value-type="string">
            <text:p>60_Fir_40_spruce</text:p>
          </table:table-cell>
          <table:table-cell office:value-type="float" office:value="0.000114">
            <text:p>0.000114</text:p>
          </table:table-cell>
          <table:table-cell office:value-type="float" office:value="0.0003661663">
            <text:p>0.0003661663</text:p>
          </table:table-cell>
          <table:table-cell office:value-type="string">
            <text:p>7.104e-05</text:p>
          </table:table-cell>
          <table:table-cell office:value-type="string">
            <text:p>2.452e-05</text:p>
          </table:table-cell>
          <table:table-cell office:value-type="float" office:value="0.0001881492">
            <text:p>0.0001881492</text:p>
          </table:table-cell>
        </table:table-row>
        <table:table-row table:style-name="ro1">
          <table:table-cell office:value-type="string">
            <text:p>60_Pine_40_Fir</text:p>
          </table:table-cell>
          <table:table-cell office:value-type="string">
            <text:p>7.2428e-05</text:p>
          </table:table-cell>
          <table:table-cell office:value-type="float" office:value="0.0002279575">
            <text:p>0.0002279575</text:p>
          </table:table-cell>
          <table:table-cell office:value-type="float" office:value="0.0001834262">
            <text:p>0.0001834262</text:p>
          </table:table-cell>
          <table:table-cell office:value-type="float" office:value="0.0001073251">
            <text:p>0.0001073251</text:p>
          </table:table-cell>
          <table:table-cell office:value-type="float" office:value="0.0001217702">
            <text:p>0.0001217702</text:p>
          </table:table-cell>
        </table:table-row>
        <table:table-row table:style-name="ro1">
          <table:table-cell office:value-type="string">
            <text:p>B. spruce</text:p>
          </table:table-cell>
          <table:table-cell office:value-type="float" office:value="0.0005376021">
            <text:p>0.0005376021</text:p>
          </table:table-cell>
          <table:table-cell office:value-type="float" office:value="0.0008505006">
            <text:p>0.0008505006</text:p>
          </table:table-cell>
          <table:table-cell office:value-type="float" office:value="0.000238764">
            <text:p>0.000238764</text:p>
          </table:table-cell>
          <table:table-cell office:value-type="float" office:value="0.0003708887">
            <text:p>0.0003708887</text:p>
          </table:table-cell>
          <table:table-cell office:value-type="string">
            <text:p>7.42578025728865e-05</text:p>
          </table:table-cell>
        </table:table-row>
        <table:table-row table:style-name="ro1">
          <table:table-cell office:value-type="string">
            <text:p>Sawgrass</text:p>
          </table:table-cell>
          <table:table-cell office:value-type="float" office:value="0">
            <text:p>0</text:p>
          </table:table-cell>
          <table:table-cell office:value-type="string">
            <text:p>4.69484405077413e-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Wiregrass</text:p>
          </table:table-cell>
          <table:table-cell office:value-type="float" office:value="0">
            <text:p>0</text:p>
          </table:table-cell>
          <table:table-cell office:value-type="string">
            <text:p>1.06118812506427e-06</text:p>
          </table:table-cell>
          <table:table-cell office:value-type="string">
            <text:p>3.43649496942799e-06</text:p>
          </table:table-cell>
          <table:table-cell office:value-type="string">
            <text:p>1.70306604394749e-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ice straw</text:p>
          </table:table-cell>
          <table:table-cell office:value-type="float" office:value="0">
            <text:p>0</text:p>
          </table:table-cell>
          <table:table-cell office:value-type="string">
            <text:p>9.45315209658025e-07</text:p>
          </table:table-cell>
          <table:table-cell office:value-type="string">
            <text:p>4.332e-06</text:p>
          </table:table-cell>
          <table:table-cell office:value-type="string">
            <text:p>4.51467854381223e-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. pine</text:p>
          </table:table-cell>
          <table:table-cell office:value-type="float" office:value="0">
            <text:p>0</text:p>
          </table:table-cell>
          <table:table-cell office:value-type="string">
            <text:p>4.03536655557627e-05</text:p>
          </table:table-cell>
          <table:table-cell office:value-type="float" office:value="0.0005467037">
            <text:p>0.0005467037</text:p>
          </table:table-cell>
          <table:table-cell office:value-type="float" office:value="0.0004175302">
            <text:p>0.00041753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o. peat</text:p>
          </table:table-cell>
          <table:table-cell office:value-type="float" office:value="0">
            <text:p>0</text:p>
          </table:table-cell>
          <table:table-cell office:value-type="string">
            <text:p>8.76e-07</text:p>
          </table:table-cell>
          <table:table-cell table:number-columns-repeated="3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7">03/07/2022</text:date>, <text:time>17:3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2-03-07T17:30:03.87</dc:date>
    <dc:creator>Christos Stamatis</dc:creator>
    <meta:editing-duration>PT4M46S</meta:editing-duration>
    <meta:editing-cycles>1</meta:editing-cycles>
    <meta:document-statistic meta:table-count="2" meta:cell-count="75" meta:object-count="0"/>
  </office:meta>
</office:document-meta>
</file>